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63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3_distanceAlgorithm_STATISTICS_Algorithms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uznia1_KNN_3_distanceAlgorithm_STATISTICS_Algorithms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3:49:23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